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MU Serif'" style:font-family-generic="roman" style:font-pitch="variable"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custom-shape draw:style-name="gr1" draw:text-style-name="P1" draw:layer="layout" svg:width="4.7cm" svg:height="3.118cm" svg:x="0.053cm" svg:y="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0.7cm" svg:height="0.7cm" svg:x="2.035cm" svg:y="2.151cm">
          <text:p text:style-name="P2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cm" svg:height="0.7cm" svg:x="0.424cm" svg:y="3.77cm">
          <text:p text:style-name="P2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cm" svg:height="0.7cm" svg:x="3.624cm" svg:y="3.77cm">
          <text:p text:style-name="P2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7cm" svg:height="0.7cm" svg:x="2.035cm" svg:y="0.07cm">
          <text:p text:style-name="P2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85cm" svg:y1="0.77cm" svg:x2="2.385cm" svg:y2="2.151cm" draw:start-shape="id1" draw:start-glue-point="8" draw:end-shape="id2" draw:end-glue-point="4" svg:d="m2385 770v1381">
          <text:p/>
        </draw:connector>
        <draw:connector draw:style-name="gr3" draw:text-style-name="P1" draw:layer="layout" draw:type="line" svg:x1="2.137cm" svg:y1="2.749cm" svg:x2="1.022cm" svg:y2="3.872cm" draw:start-shape="id2" draw:start-glue-point="7" draw:end-shape="id3" draw:end-glue-point="11" svg:d="m2137 2749-1115 1123">
          <text:p/>
        </draw:connector>
        <draw:connector draw:style-name="gr3" draw:text-style-name="P1" draw:layer="layout" draw:type="line" svg:x1="2.633cm" svg:y1="2.749cm" svg:x2="3.726cm" svg:y2="3.872cm" draw:start-shape="id2" draw:start-glue-point="9" draw:end-shape="id4" draw:end-glue-point="5" svg:d="m2633 2749 1093 1123">
          <text:p/>
        </draw:connector>
        <draw:connector draw:style-name="gr3" draw:text-style-name="P1" draw:layer="layout" draw:type="line" svg:x1="2.137cm" svg:y1="0.668cm" svg:x2="0.774cm" svg:y2="3.77cm" draw:start-shape="id1" draw:start-glue-point="7" draw:end-shape="id3" draw:end-glue-point="4" svg:d="m2137 668-1363 3102">
          <text:p/>
        </draw:connector>
        <draw:connector draw:style-name="gr3" draw:text-style-name="P1" draw:layer="layout" draw:type="line" svg:x1="2.633cm" svg:y1="0.668cm" svg:x2="3.974cm" svg:y2="3.77cm" draw:start-shape="id1" draw:start-glue-point="9" draw:end-shape="id4" draw:end-glue-point="4" svg:d="m2633 668 1341 3102">
          <text:p/>
        </draw:connector>
        <draw:connector draw:style-name="gr3" draw:text-style-name="P1" draw:layer="layout" draw:type="line" svg:x1="1.124cm" svg:y1="4.12cm" svg:x2="3.624cm" svg:y2="4.12cm" draw:start-shape="id3" draw:start-glue-point="10" draw:end-shape="id4" draw:end-glue-point="6" svg:d="m1124 4120h25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1T12:48:08</meta:creation-date>
    <dc:date>2012-02-11T12:59:48</dc:date>
    <meta:editing-duration>PT11M42S</meta:editing-duration>
    <meta:editing-cycles>2</meta:editing-cycles>
    <meta:generator>LibreOffice/3.4$Unix LibreOffice_project/340m1$Build-1403</meta:generator>
    <meta:document-statistic meta:object-count="11"/>
  </office:meta>
</office:document-meta>
</file>